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 Sans3" svg:font-family="'Open Sans'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empora LGC Uni1" svg:font-family="'Tempora LGC Un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pr1" style:family="presentation" style:parent-style-name="Обычный-title">
      <style:graphic-properties fo:min-height="4.235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title">
      <style:graphic-properties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1pt" fo:font-style="normal" fo:text-shadow="none" style:text-underline-style="none" fo:font-weight="normal" style:letter-kerning="true" fo:background-color="transparent" style:font-name-asian="DejaVu Sans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3pt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4.235cm" svg:x="1.301cm" svg:y="5.265cm" presentation:class="title" presentation:user-transformed="true">
          <draw:text-box>
            <text:p>Сравнительный анализ <text:span text:style-name="T1">Firefox и Bra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Потребление RAM</text:p>
          </draw:text-box>
        </draw:frame>
        <draw:frame draw:style-name="gr2" draw:text-style-name="P2" draw:layer="layout" svg:width="12.5cm" svg:height="10.499cm" svg:x="1cm" svg:y="3.5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Энергопотребление</text:p>
          </draw:text-box>
        </draw:frame>
        <draw:frame draw:style-name="gr2" draw:layer="layout" svg:width="13.1cm" svg:height="10.815cm" svg:x="1.4cm" svg:y="3.68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Защита от трекеров</text:p>
          </draw:text-box>
        </draw:frame>
        <draw:frame draw:style-name="gr2" draw:layer="layout" svg:width="11.699cm" svg:height="11.567cm" svg:x="1.301cm" svg:y="2.933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4.235cm" svg:x="1.4cm" svg:y="-0.175cm" presentation:class="title" presentation:user-transformed="true">
          <draw:text-box>
            <text:p>Сильные стороны каждого браузера</text:p>
          </draw:text-box>
        </draw:frame>
        <draw:frame presentation:style-name="pr4" draw:layer="layout" svg:width="10.699cm" svg:height="9.134cm" svg:x="1.301cm" svg:y="3.685cm" presentation:class="outline" presentation:user-transformed="true">
          <draw:text-box>
            <text:p><text:span text:style-name="T2">Firefox: </text:span></text:p>
            <text:list text:style-name="L2">
              <text:list-item>
                <text:p><text:span text:style-name="T3">отличной гибкостью и кастомизацией</text:span></text:p>
              </text:list-item>
              <text:list-item>
                <text:p><text:span text:style-name="T3"><text:s/></text:span><text:span text:style-name="T3">поддержкой множества расширений</text:span></text:p>
              </text:list-item>
              <text:list-item>
                <text:p><text:span text:style-name="T3">Открытый исходный код</text:span></text:p>
              </text:list-item>
            </text:list>
          </draw:text-box>
        </draw:frame>
        <draw:frame draw:style-name="gr3" draw:text-style-name="P4" draw:layer="layout" svg:width="13cm" svg:height="7.5cm" svg:x="13.5cm" svg:y="4.5cm">
          <draw:text-box>
            <text:p><text:span text:style-name="T4">Brave:</text:span></text:p>
            <text:list text:style-name="L1">
              <text:list-item>
                <text:p><text:span text:style-name="T4">Высокая скорость загрузки страниц</text:span></text:p>
              </text:list-item>
              <text:list-item>
                <text:p><text:span text:style-name="T4">Встроенная защита от трекеров реклам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Рекомендации по выбору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Для начала стоит отметить, что оба браузера прекрасно справляются с поставленной задачей, однако следует Выбрать из, в зависимости от работы.</text:span></text:p>
              </text:list-header>
            </text:list>
            <text:p><text:span text:style-name="T6">Firefox:</text:span></text:p>
            <text:p><text:span text:style-name="T6">Важен открытый исходный код и конфиденцальность</text:span></text:p>
            <text:p><text:span text:style-name="T6">Нужна высокая кастомизация</text:span></text:p>
            <text:p><text:span text:style-name="T6">Brave:</text:span></text:p>
            <text:p><text:span text:style-name="T6">Нужна скорость и встроенная защита от трекеров</text:span></text:p>
            <text:p><text:span text:style-name="T6">Есть интерес к криптовалютным интеграциям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 Sans3" svg:font-family="'Open Sans'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empora LGC Uni1" svg:font-family="'Tempora LGC Uni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2" style:font-size-asian="24pt" style:language-asian="zh" style:country-asian="CN" style:font-name-complex="Ope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Open Sans1" fo:font-family="'Open Sans'" style:font-family-generic="swiss" style:font-pitch="variable" fo:font-size="14pt" style:font-name-asian="DejaVu Sans1" style:font-family-asian="'DejaVu Sans'" style:font-pitch-asian="variable" style:font-name-complex="Open Sans1" style:font-family-complex="'Open Sans'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10:37.099278410</meta:creation-date>
    <dc:date>2025-06-03T09:46:16.576598747</dc:date>
    <meta:editing-duration>PT35M39S</meta:editing-duration>
    <meta:editing-cycles>2</meta:editing-cycles>
    <meta:generator>LibreOffice/7.6.4.1$Linux_X86_64 LibreOffice_project/60$Build-1</meta:generator>
    <meta:document-statistic meta:object-count="4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01cm" svg:height="10.5cm" xlink:href="." xlink:type="simple" chart:class="chart:circle" chart:style-name="ch1">
        <chart:legend chart:legend-position="end" svg:x="10.661cm" svg:y="4.623cm" style:legend-expansion="high" chart:style-name="ch2"/>
        <chart:plot-area chart:style-name="ch3" chart:data-source-has-labels="both" svg:x="0.35cm" svg:y="0.35cm" svg:width="9.961cm" svg:height="9.8cm">
          <chart:coordinate-region svg:x="0.431cm" svg:y="0.351cm" svg:width="9.799cm" svg:height="9.79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Brave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01cm" svg:height="10.816cm" xlink:href="." xlink:type="simple" chart:class="chart:circle" chart:style-name="ch1">
        <chart:legend chart:legend-position="end" svg:x="11.261cm" svg:y="4.781cm" style:legend-expansion="high" chart:style-name="ch2"/>
        <chart:plot-area chart:style-name="ch3" chart:data-source-has-labels="both" svg:x="0.35cm" svg:y="0.35cm" svg:width="10.561cm" svg:height="10.116cm">
          <chart:coordinate-region svg:x="0.573cm" svg:y="0.351cm" svg:width="10.115cm" svg:height="10.11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cm" svg:height="11.568cm" xlink:href="." xlink:type="simple" chart:class="chart:circle" chart:style-name="ch1">
        <chart:legend chart:legend-position="end" svg:x="9.86cm" svg:y="5.157cm" style:legend-expansion="high" chart:style-name="ch2"/>
        <chart:plot-area chart:style-name="ch3" chart:data-source-has-labels="both" svg:x="0.35cm" svg:y="0.35cm" svg:width="9.16cm" svg:height="10.868cm">
          <chart:coordinate-region svg:x="0.35cm" svg:y="1.204cm" svg:width="9.16cm" svg:height="9.1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Firefox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Brave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